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106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 shunt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DC RES</text:p>
          </table:table-cell>
          <table:table-cell office:value-type="float" office:value="4096" calcext:value-type="float">
            <text:p>4096</text:p>
          </table:table-cell>
          <table:table-cell table:formula="of:=[.B1]/[.B4]" office:value-type="float" office:value="0.0006103515625" calcext:value-type="float">
            <text:p>0,0006103515625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Vdrop</text:p>
          </table:table-cell>
          <table:table-cell table:formula="of:=[.B2]*[.B3]" office:value-type="float" office:value="0.04" calcext:value-type="float">
            <text:p>0,0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RES (for Vdrop)</text:p>
          </table:table-cell>
          <table:table-cell table:formula="of:=INT([.B9]/[.C4] 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RES</text:p>
          </table:table-cell>
          <table:table-cell table:style-name="ce1" table:formula="of:=([.B9]/[.B10])/[.B2]" office:value-type="float" office:value="0.00307692307692308" calcext:value-type="float">
            <text:p>3,08E-03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05T22:06:57.796000000</meta:creation-date>
    <dc:date>2025-06-06T00:07:42.450000000</dc:date>
    <meta:editing-duration>PT1H50M34S</meta:editing-duration>
    <meta:editing-cycles>3</meta:editing-cycles>
    <meta:generator>LibreOffice/7.3.2.2$Windows_X86_64 LibreOffice_project/49f2b1bff42cfccbd8f788c8dc32c1c309559be0</meta:generator>
    <meta:document-statistic meta:table-count="1" meta:cell-count="20" meta:object-count="0"/>
  </office:meta>
</office:document-meta>
</file>